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lain_20_Text" style:list-style-name="L1"/>
    <style:style style:name="P2" style:family="paragraph" style:parent-style-name="Text_20_body" style:list-style-name="L2"/>
    <style:style style:name="P3" style:family="paragraph" style:parent-style-name="Text_20_body" style:list-style-name="L3"/>
    <style:style style:name="T1" style:family="text">
      <style:text-properties style:font-name="Symbol"/>
    </style:style>
    <style:style style:name="T2" style:family="text">
      <style:text-properties style:font-name="Symbol"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position="sub 58%"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CAT Release Notes</text:p>
      <text:h text:style-name="Heading_20_1" text:outline-level="1">Version 4.5</text:h>
      <text:p text:style-name="Plain_20_Text">The version 4.5 release is about fixing the variable transformation issue. Apparently, the back-transformation is not consistently applied in version 4.4 so different elements of the output end up being on different scales. The result files will include updated plots files and updated output file.</text:p>
      <text:p text:style-name="Plain_20_Text"/>
      <text:h text:style-name="Heading_20_1" text:outline-level="1">Version 5.0</text:h>
      <text:p text:style-name="Text_20_body">New feature: default OD transformation constant was changed from <text:span text:style-name="T3">1</text:span> to <text:span text:style-name="T3">0.1</text:span>. <text:s/>I (Yury) believe that <text:span text:style-name="T3">0.1</text:span> is a more appropriate setting for most experiments done at GLBRC, as ODs range mostly up to 1.5. <text:s/>If the old behavior is desired, click log(x+<text:span text:style-name="T1">d</text:span>) in the OD Transform menu and enter <text:span text:style-name="T3">1</text:span> in the box.</text:p>
      <text:p text:style-name="Text_20_body">Also, LOESS smoothing parameter values &gt; 1 are now allowed. <text:s/>Greater smoothing parameter results in a more smooth curve. <text:s/>However, a highly smoothed curve may not fit the data as closely as a less smooth one.</text:p>
      <text:p text:style-name="Text_20_body">The main purpose of version 5 is bug fixes, code clean-up and refactoring to prepare GCAT for further development and potential KBase integration. <text:s/></text:p>
      <text:h text:style-name="Heading_20_1" text:outline-level="1">Version 6.0</text:h>
      <text:p text:style-name="Plain_20_Text">Changed default options to be more appropriate for most users:</text:p>
      <text:list xml:id="list1489963570295131734" text:style-name="L1">
        <text:list-item>
          <text:p text:style-name="P1">The user is expected to enter a blank OD value by default. <text:s/>It remains possible to use the first reading in the well as blank. <text:s/>It is also possible to set blank value to 0.</text:p>
        </text:list-item>
        <text:list-item>
          <text:p text:style-name="P1">The default OD Transform is now <text:span text:style-name="T3">log(x)</text:span>. <text:s/>It remains possible to select <text:span text:style-name="T3">log(x+0.1)</text:span> or <text:span text:style-name="T3">log(x+</text:span><text:span text:style-name="T2">d</text:span><text:span text:style-name="T3">)</text:span>, with <text:span text:style-name="T2">d</text:span> <text:s/>specified by the user.</text:p>
        </text:list-item>
        <text:list-item>
          <text:p text:style-name="P1">The default Inoculation time point index is now <text:span text:style-name="T3">1</text:span>, e.g. it is assumed that the first OD reading in the well is post-inoculation and not that of blank media. <text:s/>However, GCAT generates and error if Media background is set to the <text:span text:style-name="T3">first OD reading</text:span> while Inoculation time point remains <text:span text:style-name="T3">1</text:span>, as these two choices are inconsistent with each other.</text:p>
        </text:list-item>
      </text:list>
      <text:p text:style-name="Plain_20_Text">Note: when the <text:span text:style-name="T3">log(x)</text:span> transform is used for OD, all data points where <text:span text:style-name="T3">OD &lt; OD</text:span><text:span text:style-name="T4">blank</text:span> are discarded.</text:p>
      <text:p text:style-name="Plain_20_Text"/>
      <text:p text:style-name="Plain_20_Text">Enable specification of value ranges for heat maps. <text:s/>Setting these ranges consistently in different GCAT runs will result in heat maps with identical color scales, facilitating comparisons between experiments.</text:p>
      <text:h text:style-name="Heading_20_1" text:outline-level="1">Version 6.1</text:h>
      <text:p text:style-name="Text_20_body">Implemented Area Under the Curve (AUC) calculation.</text:p>
      <text:h text:style-name="Heading_20_1" text:outline-level="1">Version 6.2</text:h>
      <text:list xml:id="list1804218874617772274" text:style-name="L2">
        <text:list-item>
          <text:p text:style-name="P2">Enabled use of average OD of control wells as the blank value at each time point. <text:s/>This makes it possible to account for potential changes in the OD of blank media during the course of an experiment, e.g. due to evaporation. <text:s/>This happens when a user checks <text:span text:style-name="T3">Average OD of blank wells at each time point</text:span> option under the <text:span text:style-name="T3">Media background</text:span> menu.</text:p>
        </text:list-item>
        <text:list-item>
          <text:p text:style-name="P2">It is now possible to define only one limit, e.g. upper or lower, for the heat map color scale ranges. <text:s/>The other limit is set automatically to the lowest or highest value of the corresponding growth curve parameter in the dataset. <text:s/>This happens when only one value is specified in the <text:span text:style-name="T3">Heat map ranges</text:span> menu, while the other is left blank.</text:p>
        </text:list-item>
        <text:list-item>
          <text:p text:style-name="P2">Improved error handling and reporting. <text:s/>R errors are now correctly passed to Rails. <text:s/>The users can display the R errors by pushing the <text:span text:style-name="T3">Full console message</text:span> button on the error page. <text:s/>They can also send the error and other debugging info to GCAT developers by email by pushing the <text:span text:style-name="T3">Send</text:span> button. <text:s/>When sending the error to the development team, a user can optionally identify self by providing an email address and a name.</text:p>
        </text:list-item>
        <text:list-item>
          <text:p text:style-name="P2">When media background is set to the first OD reading, GCAT automatically changes default inoculation timepoint to 2. <text:s/>This happens when a user checks the <text:span text:style-name="T3">Take the first OD reading of each well to be the blank</text:span> option in the <text:span text:style-name="T3">Media background</text:span> menu.</text:p>
        </text:list-item>
        <text:list-item>
          <text:p text:style-name="P2">Substantially refactored the Rails code and added unit tests.</text:p>
        </text:list-item>
        <text:list-item>
          <text:p text:style-name="P2">Back-end R package is now available in a ready-to-install archive form.</text:p>
        </text:list-item>
      </text:list>
      <text:h text:style-name="Heading_20_1" text:outline-level="1">Version 6.3</text:h>
      <text:list xml:id="list1121548550245853313" text:style-name="L3">
        <text:list-item>
          <text:p text:style-name="P3">Enabled the use of average OD of blank wells at each time point (layout file required) as media background for normalization purposes</text:p>
        </text:list-item>
        <text:list-item>
          <text:p text:style-name="P3">Enabled ignoring any columns that GCAT does not recognize as Time or OD</text:p>
        </text:list-item>
        <text:list-item>
          <text:p text:style-name="P3">Fixed bug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default-outline-level="">
      <style:paragraph-properties fo:margin-top="0in" fo:margin-bottom="0in" fo:line-height="100%" fo:hyphenation-ladder-count="no-limit"/>
      <style:text-properties style:language-asian="en" style:country-asian="US" style:font-name-complex="FreeSans" style:font-size-complex="10.5pt" fo:hyphenate="true" fo:hyphenation-remain-char-count="2" fo:hyphenation-push-char-count="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ury Bukhman</meta:initial-creator>
    <meta:creation-date>2015-04-22T13:00:22.566710471</meta:creation-date>
    <dc:date>2016-03-01T15:27:10.25</dc:date>
    <dc:creator>Yury Bukhman</dc:creator>
    <meta:editing-duration>PT1H34M43S</meta:editing-duration>
    <meta:editing-cycles>19</meta:editing-cycles>
    <meta:generator>OpenOffice/4.1.1$Win32 OpenOffice.org_project/411m6$Build-9775</meta:generator>
    <meta:document-statistic meta:table-count="0" meta:image-count="0" meta:object-count="0" meta:page-count="1" meta:paragraph-count="27" meta:word-count="660" meta:character-count="3788"/>
  </office:meta>
</office:document-meta>
</file>